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ABOVE IS THE A MATRIX</text:p>
          </table:table-cell>
          <table:table-cell table:number-columns-repeated="46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office:value-type="string" calcext:value-type="string">
            <text:p>BELOW IS ALPHA MATRIX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 table:number-rows-repeated="10"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BELOW IS REWARD MATRIX</text:p>
          </table:table-cell>
          <table:table-cell table:number-columns-repeated="40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number-columns-repeated="20" office:value-type="float" office:value="-1.25" calcext:value-type="float">
            <text:p>-1.25</text:p>
          </table:table-cell>
          <table:table-cell office:value-type="float" office:value="-25" calcext:value-type="float">
            <text:p>-25</text:p>
          </table:table-cell>
          <table:table-cell table:number-columns-repeated="20" office:value-type="float" office:value="-1.25" calcext:value-type="float">
            <text:p>-1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BELOW IS X MATRIX</text:p>
          </table:table-cell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ELOW IS AX MATRIX</text:p>
          </table:table-cell>
          <table:table-cell table:number-columns-repeated="4"/>
          <table:table-cell office:value-type="string" calcext:value-type="string">
            <text:p>BELOW IS FINAL EXPECTED UTILITY</text:p>
          </table:table-cell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number-matrix-columns-spanned="1" table:number-matrix-rows-spanned="12" table:formula="of:=MMULT(A;Action)" office:value-type="float" office:value="1" calcext:value-type="float">
            <text:p>1</text:p>
          </table:table-cell>
          <table:table-cell table:number-columns-repeated="3"/>
          <table:table-cell table:number-matrix-columns-spanned="1" table:number-matrix-rows-spanned="1" table:formula="of:=MMULT(Reward;Action)" office:value-type="float" office:value="8.21480531635656" calcext:value-type="float">
            <text:p>8.2148053164</text:p>
          </table:table-cell>
          <table:table-cell table:number-columns-repeated="38"/>
        </table:table-row>
        <table:table-row table:style-name="ro1">
          <table:table-cell office:value-type="float" office:value="0.987654320987654" calcext:value-type="float">
            <text:p>0.9876543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.22044604925031E-016" calcext:value-type="float">
            <text:p>-2.22044604925031E-16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.56125112837913E-017" calcext:value-type="float">
            <text:p>-1.56125112837913E-17</text:p>
          </table:table-cell>
          <table:table-cell table:number-columns-repeated="42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table:number-columns-repeated="4"/>
          <table:table-cell office:value-type="float" office:value="3.46944695195361E-018" calcext:value-type="float">
            <text:p>3.46944695195361E-18</text:p>
          </table:table-cell>
          <table:table-cell table:number-columns-repeated="42"/>
        </table:table-row>
        <table:table-row table:style-name="ro1">
          <table:table-cell office:value-type="float" office:value="0.987654320987654" calcext:value-type="float">
            <text:p>0.987654321</text:p>
          </table:table-cell>
          <table:table-cell table:number-columns-repeated="4"/>
          <table:table-cell office:value-type="float" office:value="-5.55111512312578E-017" calcext:value-type="float">
            <text:p>-5.55111512312578E-17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38777878078145E-017" calcext:value-type="float">
            <text:p>1.38777878078145E-17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4.16333634234434E-017" calcext:value-type="float">
            <text:p>-4.16333634234434E-17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.33066907387547E-016" calcext:value-type="float">
            <text:p>-3.33066907387547E-16</text:p>
          </table:table-cell>
          <table:table-cell table:number-columns-repeated="42"/>
        </table:table-row>
        <table:table-row table:style-name="ro1">
          <table:table-cell office:value-type="float" office:value="0.136986301369863" calcext:value-type="float">
            <text:p>0.1369863014</text:p>
          </table:table-cell>
          <table:table-cell table:number-columns-repeated="4"/>
          <table:table-cell office:value-type="float" office:value="-2.22044604925031E-016" calcext:value-type="float">
            <text:p>-2.22044604925031E-16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.22044604925031E-016" calcext:value-type="float">
            <text:p>-2.22044604925031E-16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.135297429161193" calcext:value-type="float">
            <text:p>0.1352974292</text:p>
          </table:table-cell>
          <table:table-cell table:number-columns-repeated="47"/>
        </table:table-row>
        <table:table-row table:style-name="ro1">
          <table:table-cell office:value-type="float" office:value="1.12799983319781" calcext:value-type="float">
            <text:p>1.1279998332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.121765601217656" calcext:value-type="float">
            <text:p>0.1217656012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.228333669254417" calcext:value-type="float">
            <text:p>0.2283336693</text:p>
          </table:table-cell>
          <table:table-cell table:number-columns-repeated="47"/>
        </table:table-row>
        <table:table-row table:style-name="ro1">
          <table:table-cell office:value-type="float" office:value="1.08087821354851" calcext:value-type="float">
            <text:p>1.0808782135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.12276409768122" calcext:value-type="float">
            <text:p>1.1227640977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0.864702570838806" calcext:value-type="float">
            <text:p>0.8647025708</text:p>
          </table:table-cell>
          <table:table-cell table:number-columns-repeated="47"/>
        </table:table-row>
      </table:table>
      <table:named-expressions>
        <table:named-range table:name="A" table:base-cell-address="$Sheet1.$B$2" table:cell-range-address="$Sheet1.$B$2:.$AQ$13"/>
        <table:named-range table:name="Action" table:base-cell-address="$Sheet1.$A$54" table:cell-range-address="$Sheet1.$A$54:.$A$95"/>
        <table:named-range table:name="Alpha" table:base-cell-address="$Sheet1.$A$26" table:cell-range-address="$Sheet1.$A$26:.$A$37"/>
        <table:named-range table:name="Ax" table:base-cell-address="$Sheet1.$F$60" table:cell-range-address="$Sheet1.$F$60:.$F$71"/>
        <table:named-range table:name="Reward" table:base-cell-address="$Sheet1.$AV$50" table:cell-range-address="$Sheet1.$G$50:.$AV$50"/>
        <table:named-range table:name="Rx" table:base-cell-address="$Sheet1.$J$60" table:cell-range-address="$Sheet1.$J$60"/>
        <table:named-range table:name="x" table:base-cell-address="$Sheet1.$A$54" table:cell-range-address="$Sheet1.$A$54:.$A$95"/>
      </table:named-expressions>
      <table:database-ranges>
        <table:database-range table:name="__Anonymous_Sheet_DB__0" table:target-range-address="Sheet1.A54:Sheet1.A5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1:49:44.034673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2:42:09.186424055</meta:creation-date>
    <dc:date>2017-03-14T18:29:02.414754927</dc:date>
    <meta:editing-duration>PT8H6M30S</meta:editing-duration>
    <meta:editing-cycles>23</meta:editing-cycles>
    <meta:generator>LibreOffice/5.1.6.2$Linux_X86_64 LibreOffice_project/10m0$Build-2</meta:generator>
    <meta:document-statistic meta:table-count="1" meta:cell-count="673" meta:object-count="0"/>
  </office:meta>
</office:document-meta>
</file>